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officeooo:paragraph-rsid="00b711e2"/>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0.4925in" fo:margin-right="0in" fo:text-indent="0in" style:auto-text-indent="false"/>
    </style:style>
    <style:style style:name="P82" style:family="paragraph" style:parent-style-name="Text_20_body" style:list-style-name="L27">
      <style:paragraph-properties fo:margin-left="0.4925in" fo:margin-right="0in" fo:text-indent="0in" style:auto-text-indent="false"/>
    </style:style>
    <style:style style:name="P83" style:family="paragraph" style:parent-style-name="Text_20_body" style:list-style-name="L33">
      <style:paragraph-properties fo:margin-left="0.8681in" fo:margin-right="0in" fo:text-indent="0in" style:auto-text-indent="false"/>
    </style:style>
    <style:style style:name="P84" style:family="paragraph" style:parent-style-name="Heading_20_3" style:master-page-name="">
      <style:paragraph-properties style:page-number="auto" fo:break-before="page"/>
    </style:style>
    <style:style style:name="P85" style:family="paragraph" style:parent-style-name="Corps_20_de_20_texte.Paragraph" style:list-style-name="L22">
      <style:paragraph-properties fo:margin-left="0.4925in" fo:margin-right="0in" fo:text-indent="0in" style:auto-text-indent="false"/>
    </style:style>
    <style:style style:name="P86" style:family="paragraph" style:parent-style-name="hlp_5f_tag">
      <style:text-properties officeooo:rsid="00b711e2" officeooo:paragraph-rsid="00b711e2"/>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text-line-through-type="none" style:font-name="Arial4" fo:font-size="10pt" fo:font-style="normal" style:text-underline-style="none" fo:font-weight="normal"/>
    </style:style>
    <style:style style:name="P89" style:family="paragraph">
      <style:paragraph-properties fo:text-align="center"/>
      <style:text-properties style:text-line-through-style="none" style:text-line-through-type="none" style:font-name="Arial4" fo:font-size="11pt" fo:font-style="normal" style:text-underline-style="none" fo:font-weight="normal"/>
    </style:style>
    <style:style style:name="P9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2/07/2018 23:49:45&#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2/07/2018 23:49:5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3"/>
      <text:p text:style-name="P34">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text:soft-page-break/>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0065977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491564355" text:style-name="L2">
        <text:list-item>
          <text:p text:style-name="P49">Version 2.1.2 :</text:p>
        </text:list-item>
      </text:list>
      <text:list xml:id="list3300548384" text:style-name="L3">
        <text:list-item>
          <text:list>
            <text:list-item>
              <text:p text:style-name="P50">Localized help : resolved non-functional hyperlink due to API incompatibility introduced by Apache OpenOffice 4.1 (and LibreOffice 4.0).</text:p>
            </text:list-item>
          </text:list>
        </text:list-item>
      </text:list>
      <text:list xml:id="list234952188114387" text:continue-list="list3491564355" text:style-name="L2">
        <text:list-item>
          <text:p text:style-name="P49">Version 2.1.1 :</text:p>
        </text:list-item>
      </text:list>
      <text:list xml:id="list386967869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34951885408334" text:continue-list="list234952188114387" text:style-name="L2">
        <text:list-item>
          <text:p text:style-name="P49">Version 2.1.0 :</text:p>
        </text:list-item>
      </text:list>
      <text:list xml:id="list2273663571"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34952397983497" text:continue-list="list234951885408334" text:style-name="L2">
        <text:list-item>
          <text:p text:style-name="P49">Version 2.0.0 :</text:p>
        </text:list-item>
      </text:list>
      <text:list xml:id="list379436800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34951411735301" text:continue-list="list234952397983497" text:style-name="L2">
        <text:list-item>
          <text:p text:style-name="P49">Version 1.5.3 :</text:p>
        </text:list-item>
      </text:list>
      <text:list xml:id="list2495954421"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74512156"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88" svg:width="0.3157in" svg:height="0.1776in" svg:x="0.9055in" svg:y="0.0783in" draw:control="control1"/><draw:control text:anchor-type="paragraph" draw:z-index="9" draw:style-name="gr1" draw:text-style-name="P88"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88" svg:width="0.3157in" svg:height="0.1776in" svg:x="0.9071in" svg:y="0.0783in" draw:control="control3"/><draw:control text:anchor-type="paragraph" draw:z-index="11" draw:style-name="gr1" draw:text-style-name="P8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9" svg:width="3.2921in" svg:height="0.2713in" svg:x="1.4256in" svg:y="0.0992in" draw:control="control5"/></text:p><text:p text:style-name="Frame_20_contents"/><text:p text:style-name="P36">Compilation results</text:p><text:p text:style-name="P36"><draw:control text:anchor-type="paragraph" draw:z-index="23" draw:style-name="gr1" draw:text-style-name="P90"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88" svg:width="0.3157in" svg:height="0.1776in" svg:x="0.9173in" svg:y="0.0783in" draw:control="control6"/><draw:control text:anchor-type="paragraph" draw:z-index="15" draw:style-name="gr1" draw:text-style-name="P8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8" svg:width="0.3157in" svg:height="0.1776in" svg:x="0.9173in" svg:y="0.0783in" draw:control="control8"/><draw:control text:anchor-type="paragraph" draw:z-index="17" draw:style-name="gr1" draw:text-style-name="P8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9"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9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8" svg:width="0.3157in" svg:height="0.1776in" svg:x="0.9173in" svg:y="0.0783in" draw:control="control11"/><draw:control text:anchor-type="paragraph" draw:z-index="21" draw:style-name="gr1" draw:text-style-name="P8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9"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90" svg:width="5.5122in" svg:height="1.5752in" svg:x="0.1575in" svg:y="0.1807in"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0225089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209370564"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5165592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6039311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2520500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151866270"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7540981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8608421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51682095" text:style-name="L17">
        <text:list-item>
          <text:p text:style-name="P64">Arg1 : <text:span text:style-name="InstructionMacro">String</text:span> : mandatory, type of control used for the button</text:p>
        </text:list-item>
      </text:list>
      <text:list xml:id="list2584212300"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52289732"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040682409"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48773657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50237351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73000426"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07729247"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366340297"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0680065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28135758"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5729503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64799088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860462395"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6457797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39565261"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65801692"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236540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230466042"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135323904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13946655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3519146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495274303618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018775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79776110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7097905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4951437973826" text:continue-list="list135323904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4952899625666" text:continue-list="list23495274303618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7"><text:span text:style-name="T24">image</text:span></text:p><text:p text:style-name="P87"><text:span text:style-name="T24">Images/Help/dontfeedtrolls.gif</text:span></text:p><text:p text:style-name="P87"><text:span text:style-name="T24">icon</text:span></text:p><text:p text:style-name="P87"><text:span text:style-name="T24"/></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7"><text:span text:style-name="T24">image</text:span></text:p><text:p text:style-name="P87"><text:span text:style-name="T24">Images/Help/sailingShip.wmf</text:span></text:p><text:p text:style-name="P87"><text:span text:style-name="T24">Old sailing ship</text:span></text:p><text:p text:style-name="P87"><text:span text:style-name="T24"/></text:p></office:annotation></text:p>
      <text:p text:style-name="hlp_5f_paragraph"/>
      <text:p text:style-name="hlp_5f_paragraph"><text:line-break/><text:line-break/>Finally an image<office:annotation><dc:creator>Bernard Marcelly</dc:creator><dc:date>2009-01-24T20:53:22.940000000</dc:date><text:p text:style-name="P87"><text:span text:style-name="T24">imageOOo</text:span></text:p><text:p text:style-name="P87"><text:span text:style-name="T24">sd/res/get1obj.png</text:span></text:p></office:annotation> from OpenOffice resources</text:p>
      <text:p text:style-name="hlp_5f_page">Page10 : Creating the Help tree</text:p>
      <text:list xml:id="list234952742226201" text:continue-list="list23495143797382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list xml:id="list234952946317361" text:continue-list="list234952742226201" text:style-name="hlp_5f_tag">
        <text:list-item>
          <text:p text:style-name="P86">setURL("Python", "python/main.py", "toogle_autotext_sidebar") <text:span text:style-name="T23">= This is toogling toolbar GSOC</text:span></text:p>
        </text:list-item>
        <text:list-item>
          <text:p text:style-name="P86">index = autotext;starter</text:p>
        </text:list-item>
      </text:list>
      <text:p text:style-name="P31"/>
      <text:p text:style-name="hlp_5f_head1">Write your own help pages from here</text:p>
      <text:p text:style-name="hlp_5f_paragraph">Language en is the default value, you should have an english version of your help if your extension is internationally availabl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2" meta:paragraph-count="2857" meta:word-count="39328" meta:character-count="259689" meta:non-whitespace-character-count="219100"/>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